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59a72" officeooo:paragraph-rsid="00191f56"/>
    </style:style>
    <style:style style:name="P2" style:family="paragraph" style:parent-style-name="Standard">
      <style:text-properties style:text-underline-style="none" officeooo:rsid="00359a72" officeooo:paragraph-rsid="001e9f13"/>
    </style:style>
    <style:style style:name="P3" style:family="paragraph" style:parent-style-name="Standard">
      <style:text-properties style:text-underline-style="none" officeooo:rsid="00359a72" officeooo:paragraph-rsid="00213b33"/>
    </style:style>
    <style:style style:name="P4" style:family="paragraph" style:parent-style-name="Standard">
      <style:text-properties style:text-underline-style="none" officeooo:rsid="00359a72" officeooo:paragraph-rsid="00219c73"/>
    </style:style>
    <style:style style:name="P5" style:family="paragraph" style:parent-style-name="Standard">
      <style:text-properties style:text-underline-style="none" officeooo:rsid="00359a72" officeooo:paragraph-rsid="0023680e"/>
    </style:style>
    <style:style style:name="P6" style:family="paragraph" style:parent-style-name="Standard">
      <style:text-properties style:text-underline-style="none" officeooo:rsid="001a8113" officeooo:paragraph-rsid="001a8113"/>
    </style:style>
    <style:style style:name="P7" style:family="paragraph" style:parent-style-name="Standard">
      <style:text-properties style:text-underline-style="none" officeooo:rsid="001e9f13" officeooo:paragraph-rsid="001e9f13"/>
    </style:style>
    <style:style style:name="P8" style:family="paragraph" style:parent-style-name="Standard">
      <style:text-properties style:text-underline-style="none" officeooo:rsid="001fc081" officeooo:paragraph-rsid="001fc081"/>
    </style:style>
    <style:style style:name="P9" style:family="paragraph" style:parent-style-name="Standard">
      <style:text-properties style:text-underline-style="none" officeooo:rsid="001fc081" officeooo:paragraph-rsid="00219c73"/>
    </style:style>
    <style:style style:name="P10" style:family="paragraph" style:parent-style-name="Standard">
      <style:text-properties style:text-underline-style="none" officeooo:rsid="00213b33" officeooo:paragraph-rsid="00213b33"/>
    </style:style>
    <style:style style:name="P11" style:family="paragraph" style:parent-style-name="Standard">
      <style:text-properties style:text-underline-style="none" officeooo:rsid="00213b33" officeooo:paragraph-rsid="00219c73"/>
    </style:style>
    <style:style style:name="P12" style:family="paragraph" style:parent-style-name="Standard">
      <style:text-properties style:text-underline-style="none" officeooo:rsid="0025f54f" officeooo:paragraph-rsid="0025f54f"/>
    </style:style>
    <style:style style:name="P13" style:family="paragraph" style:parent-style-name="Standard">
      <style:text-properties style:text-underline-style="none" officeooo:rsid="0028f01b" officeooo:paragraph-rsid="0028f01b"/>
    </style:style>
    <style:style style:name="P14" style:family="paragraph" style:parent-style-name="Standard">
      <style:text-properties style:text-underline-style="none" officeooo:rsid="002acf1d" officeooo:paragraph-rsid="002acf1d"/>
    </style:style>
    <style:style style:name="P15" style:family="paragraph" style:parent-style-name="Standard">
      <style:text-properties style:text-underline-style="none" officeooo:rsid="002b58e2" officeooo:paragraph-rsid="002b58e2"/>
    </style:style>
    <style:style style:name="P16" style:family="paragraph" style:parent-style-name="Standard">
      <style:text-properties style:text-underline-style="none" officeooo:rsid="002fd7ec" officeooo:paragraph-rsid="002fd7ec"/>
    </style:style>
    <style:style style:name="P17" style:family="paragraph" style:parent-style-name="Standard">
      <style:text-properties officeooo:paragraph-rsid="00213b33"/>
    </style:style>
    <style:style style:name="P18" style:family="paragraph" style:parent-style-name="Text_20_body">
      <style:text-properties officeooo:rsid="000a43b3" officeooo:paragraph-rsid="000a43b3"/>
    </style:style>
    <style:style style:name="P19" style:family="paragraph" style:parent-style-name="Text_20_body">
      <style:text-properties officeooo:rsid="000c8773" officeooo:paragraph-rsid="000c8773"/>
    </style:style>
    <style:style style:name="P20" style:family="paragraph" style:parent-style-name="Text_20_body">
      <style:text-properties officeooo:rsid="000e1602" officeooo:paragraph-rsid="000e1602"/>
    </style:style>
    <style:style style:name="P21" style:family="paragraph" style:parent-style-name="Text_20_body">
      <style:text-properties officeooo:rsid="000ff9e2" officeooo:paragraph-rsid="000ff9e2"/>
    </style:style>
    <style:style style:name="P22" style:family="paragraph" style:parent-style-name="Text_20_body">
      <style:text-properties officeooo:rsid="0014a441" officeooo:paragraph-rsid="0014a441"/>
    </style:style>
    <style:style style:name="P23" style:family="paragraph" style:parent-style-name="Standard">
      <style:text-properties style:text-underline-style="none" officeooo:rsid="001fc081" officeooo:paragraph-rsid="001fc081"/>
    </style:style>
    <style:style style:name="P24" style:family="paragraph" style:parent-style-name="Standard">
      <style:text-properties style:text-underline-style="none" officeooo:rsid="001fc081" officeooo:paragraph-rsid="003ca7bb"/>
    </style:style>
    <style:style style:name="P25" style:family="paragraph" style:parent-style-name="Standard">
      <style:text-properties style:text-underline-style="none" officeooo:rsid="001e9f13" officeooo:paragraph-rsid="003ca7bb"/>
    </style:style>
    <style:style style:name="P26" style:family="paragraph" style:parent-style-name="Standard">
      <style:text-properties style:text-underline-style="none" officeooo:rsid="00359a72" officeooo:paragraph-rsid="003ca7bb"/>
    </style:style>
    <style:style style:name="P27" style:family="paragraph" style:parent-style-name="Standard">
      <style:text-properties style:text-underline-style="none" officeooo:rsid="002b58e2" officeooo:paragraph-rsid="003ca7bb"/>
    </style:style>
    <style:style style:name="P28" style:family="paragraph" style:parent-style-name="Standard">
      <style:text-properties officeooo:paragraph-rsid="001fc081"/>
    </style:style>
    <style:style style:name="P29" style:family="paragraph" style:parent-style-name="Standard">
      <style:text-properties officeooo:rsid="003ab619" officeooo:paragraph-rsid="003ab619"/>
    </style:style>
    <style:style style:name="P30" style:family="paragraph" style:parent-style-name="Standard">
      <style:text-properties officeooo:paragraph-rsid="0025f54f"/>
    </style:style>
    <style:style style:name="T1" style:family="text">
      <style:text-properties officeooo:rsid="000b8e9d"/>
    </style:style>
    <style:style style:name="T2" style:family="text">
      <style:text-properties officeooo:rsid="000efa77"/>
    </style:style>
    <style:style style:name="T3" style:family="text">
      <style:text-properties officeooo:rsid="00109219"/>
    </style:style>
    <style:style style:name="T4" style:family="text">
      <style:text-properties officeooo:rsid="001284ab"/>
    </style:style>
    <style:style style:name="T5" style:family="text">
      <style:text-properties officeooo:rsid="0016b523"/>
    </style:style>
    <style:style style:name="T6" style:family="text">
      <style:text-properties officeooo:rsid="00175e50"/>
    </style:style>
    <style:style style:name="T7" style:family="text">
      <style:text-properties officeooo:rsid="00191f56"/>
    </style:style>
    <style:style style:name="T8" style:family="text">
      <style:text-properties officeooo:rsid="001bfabe"/>
    </style:style>
    <style:style style:name="T9" style:family="text">
      <style:text-properties officeooo:rsid="00213b33"/>
    </style:style>
    <style:style style:name="T10" style:family="text">
      <style:text-properties officeooo:rsid="00219c73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fc081"/>
    </style:style>
    <style:style style:name="T13" style:family="text">
      <style:text-properties style:text-underline-style="none" officeooo:rsid="002128d0"/>
    </style:style>
    <style:style style:name="T14" style:family="text">
      <style:text-properties style:text-underline-style="none" officeooo:rsid="00213b33"/>
    </style:style>
    <style:style style:name="T15" style:family="text">
      <style:text-properties style:text-underline-style="none" officeooo:rsid="002c62c3"/>
    </style:style>
    <style:style style:name="T16" style:family="text">
      <style:text-properties style:text-underline-style="none" officeooo:rsid="002f9240"/>
    </style:style>
    <style:style style:name="T17" style:family="text">
      <style:text-properties style:text-underline-style="none" officeooo:rsid="0039bb35"/>
    </style:style>
    <style:style style:name="T18" style:family="text">
      <style:text-properties style:text-underline-style="none" officeooo:rsid="003abf7d"/>
    </style:style>
    <style:style style:name="T19" style:family="text">
      <style:text-properties style:text-underline-style="none" officeooo:rsid="0025f54f"/>
    </style:style>
    <style:style style:name="T20" style:family="text">
      <style:text-properties officeooo:rsid="002c62c3"/>
    </style:style>
    <style:style style:name="T21" style:family="text">
      <style:text-properties officeooo:rsid="002d880d"/>
    </style:style>
    <style:style style:name="T22" style:family="text">
      <style:text-properties officeooo:rsid="002f9240"/>
    </style:style>
    <style:style style:name="T23" style:family="text">
      <style:text-properties officeooo:rsid="002fcdfc"/>
    </style:style>
    <style:style style:name="T24" style:family="text">
      <style:text-properties officeooo:rsid="0032deb3"/>
    </style:style>
    <style:style style:name="T25" style:family="text">
      <style:text-properties officeooo:rsid="00358fbe"/>
    </style:style>
    <style:style style:name="T26" style:family="text">
      <style:text-properties officeooo:rsid="003755d8"/>
    </style:style>
    <style:style style:name="T27" style:family="text">
      <style:text-properties officeooo:rsid="0039bb35"/>
    </style:style>
    <style:style style:name="T28" style:family="text">
      <style:text-properties officeooo:rsid="003abf7d"/>
    </style:style>
    <style:style style:name="T29" style:family="text">
      <style:text-properties officeooo:rsid="002128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sterarbeit Phase 3</text:p>
      <text:p text:style-name="Text_20_body"/>
      <text:p text:style-name="P18">Wörterbuch halbieren (nur noch männliche und weibliche Form<text:span text:style-name="T1">) </text:span><text:span text:style-name="T5">Done!</text:span></text:p>
      <text:p text:style-name="P19">remove numbers und remove punctuation zsmfassen <text:span text:style-name="T6">Done!</text:span></text:p>
      <text:p text:style-name="P20">sollte ich nochmal xgboost und nn testen <text:span text:style-name="T2">und linear</text:span>? <text:span text:style-name="T20">Ja</text:span></text:p>
      <text:p text:style-name="P21">Caching wieder einbauen? <text:span text:style-name="T3">Für data augmentation? </text:span><text:span text:style-name="T4">Dauert sonst ganz schön lang?<text:line-break/></text:span><text:span text:style-name="T25">Caching ja oder nein? Auch über random seeds hinweg? Greift bei 2 modelle, 3 randomseeds, </text:span><text:span text:style-name="T26">lohnt nicht!</text:span></text:p>
      <text:p text:style-name="P22">Nehme ich wieder grid search? <text:span text:style-name="T21">Ja</text:span></text:p>
      <text:p text:style-name="P1"><text:span text:style-name="T8">2</text:span> modelle</text:p>
      <text:p text:style-name="P1">2 keyboard</text:p>
      <text:p text:style-name="P1">2 zusatzdaten</text:p>
      <text:p text:style-name="P1">2 stopwords</text:p>
      <text:p text:style-name="P1">2 lowercase</text:p>
      <text:p text:style-name="P1">2 num_<text:span text:style-name="T7">punc</text:span></text:p>
      <text:p text:style-name="P1">2 oesch</text:p>
      <text:p text:style-name="P1">2 selbstständige</text:p>
      <text:p text:style-name="P1">3 randomseeds?</text:p>
      <text:p text:style-name="P1"/>
      <text:p text:style-name="P6">die zusatzdaten nur wenn ich selbstständige = ohne habe, also nur bei der Hälfte der Experimente!</text:p>
      <text:p text:style-name="P6"/>
      <text:p text:style-name="P7">Selbständige = nur, <text:span text:style-name="T10">oesch=8</text:span></text:p>
      <text:p text:style-name="P2"><text:span text:style-name="T8">2</text:span> modelle?</text:p>
      <text:p text:style-name="P2">2 keyboard</text:p>
      <text:p text:style-name="P2">2 stopwords</text:p>
      <text:p text:style-name="P15">2 lowercasing</text:p>
      <text:p text:style-name="P2">2 num_<text:span text:style-name="T7">punc</text:span></text:p>
      <text:p text:style-name="P2">3 randomseeds <text:span text:style-name="T24">18 20 30</text:span></text:p>
      <text:p text:style-name="P28"><text:span text:style-name="T15">32</text:span><text:span text:style-name="T12">*3 </text:span><text:span text:style-name="T13">= </text:span><text:span text:style-name="T15">96</text:span><text:span text:style-name="T13">runs</text:span></text:p>
      <text:p text:style-name="P28"><text:span text:style-name="T13"/></text:p>
      <text:p text:style-name="P29"><text:span text:style-name="T13">N</text:span><text:span text:style-name="T11">ach diesen runs setze ich das Modell auf neural network fest!</text:span></text:p>
      <text:p text:style-name="P8"/>
      <text:p text:style-name="P10">Selbstständige = ohne, <text:span text:style-name="T10">oesch8</text:span></text:p>
      <text:p text:style-name="P3">2 keyboard</text:p>
      <text:p text:style-name="P3">2 zusatzdaten</text:p>
      <text:p text:style-name="P3">2 stopwords</text:p>
      <text:p text:style-name="P15">2 lowercasing</text:p>
      <text:p text:style-name="P5">2 num_<text:span text:style-name="T7">punc</text:span></text:p>
      <text:p text:style-name="P3">3 randomseeds?</text:p>
      <text:p text:style-name="P17"><text:span text:style-name="T18">32</text:span><text:span text:style-name="T14">*3 = </text:span><text:span text:style-name="T18">96</text:span><text:span text:style-name="T14"> runs</text:span></text:p>
      <text:p text:style-name="P8"/>
      <text:p text:style-name="P8"/>
      <text:p text:style-name="P25">Selbständige = nur, <text:span text:style-name="T10">oesch=16</text:span></text:p>
      <text:p text:style-name="P26"/>
      <text:p text:style-name="P26">2 keyboard</text:p>
      <text:p text:style-name="P26">2 stopwords</text:p>
      <text:p text:style-name="P27">2 lowercasing</text:p>
      <text:p text:style-name="P26"><text:soft-page-break/>2 num_<text:span text:style-name="T7">punc</text:span></text:p>
      <text:p text:style-name="P26">3 randomseeds<text:span text:style-name="T24">18 20 30</text:span></text:p>
      <text:p text:style-name="P24"><text:span text:style-name="T27">16</text:span>*3 <text:span text:style-name="T29">= </text:span><text:span text:style-name="T27">48</text:span><text:span text:style-name="T29">runs</text:span></text:p>
      <text:p text:style-name="P11">Selbstständige = ohne, <text:span text:style-name="T10">oesch16</text:span></text:p>
      <text:p text:style-name="P4"><text:span text:style-name="T8">2</text:span> modelle</text:p>
      <text:p text:style-name="P4">2 keyboard</text:p>
      <text:p text:style-name="P4">2 zusatzdaten</text:p>
      <text:p text:style-name="P4">2 stopwords</text:p>
      <text:p text:style-name="P15">2 lowercasing</text:p>
      <text:p text:style-name="P5">2 num_<text:span text:style-name="T7">punc</text:span></text:p>
      <text:p text:style-name="P4">3 randomseeds</text:p>
      <text:p text:style-name="P9"><text:span text:style-name="T28">32</text:span><text:span text:style-name="T9">*3 = </text:span><text:span text:style-name="T28">96</text:span><text:span text:style-name="T9"> runs</text:span></text:p>
      <text:p text:style-name="P8"/>
      <text:p text:style-name="P30"><text:span text:style-name="T18">336</text:span><text:span text:style-name="T19"> runs in total!</text:span></text:p>
      <text:p text:style-name="P12"/>
      <text:p text:style-name="P13">Selbstständige als bonus nehmen</text:p>
      <text:p text:style-name="P14">Hauptaugenmerk auf selbstständige = ohne</text:p>
      <text:p text:style-name="P16">anfangen mit Oesch16</text:p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a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7:56:04.736000000</meta:creation-date>
    <dc:date>2022-04-09T13:00:37.516000000</dc:date>
    <meta:editing-duration>PT2H51M1S</meta:editing-duration>
    <meta:editing-cycles>50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3" meta:word-count="207" meta:character-count="1234" meta:non-whitespace-character-count="1080"/>
  </office:meta>
</office:document-meta>
</file>